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240a5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256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2657a0"/>
    </style:style>
    <style:style style:name="T5" style:family="text">
      <style:text-properties officeooo:rsid="001984c1"/>
    </style:style>
    <style:style style:name="T6" style:family="text">
      <style:text-properties officeooo:rsid="001992c6"/>
    </style:style>
    <style:style style:name="T7" style:family="text">
      <style:text-properties officeooo:rsid="001402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5">Entities:</text:p>
      <text:list text:style-name="L1">
        <text:list-item>
          <text:p text:style-name="P6">Clinic</text:p>
        </text:list-item>
        <text:list-item>
          <text:p text:style-name="P6">Staff</text:p>
        </text:list-item>
        <text:list-item>
          <text:p text:style-name="P6">Owner</text:p>
        </text:list-item>
        <text:list-item>
          <text:p text:style-name="P6"><text:soft-page-break/>Horses</text:p>
        </text:list-item>
        <text:list-item>
          <text:p text:style-name="P6">Consultations</text:p>
        </text:list-item>
        <text:list-item>
          <text:p text:style-name="P7">Treatments</text:p>
        </text:list-item>
      </text:list>
      <text:p text:style-name="P8">Relationships:</text:p>
      <text:list text:style-name="L2">
        <text:list-item>
          <text:p text:style-name="P9">A clinic has many members of staff and a member of staff manages one clinic.</text:p>
        </text:list-item>
        <text:list-item>
          <text:p text:style-name="P9">A Horse is registered to only one clinic <text:span text:style-name="T4">however one clinic can have many horses</text:span></text:p>
        </text:list-item>
        <text:list-item>
          <text:p text:style-name="P9">An owner can own multiple horses</text:p>
        </text:list-item>
        <text:list-item>
          <text:p text:style-name="P9">A horse can go through multiple unique consultations <text:span text:style-name="T4">and consult</text:span></text:p>
        </text:list-item>
        <text:list-item>
          <text:p text:style-name="P9">A consultation can lead to a treatment</text:p>
        </text:list-item>
      </text:list>
      <text:p text:style-name="P10">Associations:</text:p>
      <text:list text:style-name="L3">
        <text:list-item>
          <text:p text:style-name="P11">Clinic to staff – One to many – One clinic has many staff members</text:p>
        </text:list-item>
        <text:list-item>
          <text:p text:style-name="P11">Staff to clinic – One to one (or zero) – A staff member can only manage one clinic (Assuming clinics do not have multiple managers.)</text:p>
        </text:list-item>
        <text:list-item>
          <text:p text:style-name="P11">Horse to clinic – one to one – One horse can only be registered with one clinic</text:p>
        </text:list-item>
        <text:list-item>
          <text:p text:style-name="P11">Clinic to horse – one to many – One clinic can contain many horses</text:p>
        </text:list-item>
        <text:list-item>
          <text:p text:style-name="P11">Owner to horse – one to Many – One owner can own many horses</text:p>
        </text:list-item>
        <text:list-item>
          <text:p text:style-name="P11">Horse to owner – One to one – One horse can only be owned by one owner</text:p>
        </text:list-item>
        <text:list-item>
          <text:p text:style-name="P11">Consutlation to horse – One to one – <text:span text:style-name="T5">One consultation is assigned to one horse</text:span></text:p>
        </text:list-item>
        <text:list-item>
          <text:p text:style-name="P11">Horse to consulation – <text:span text:style-name="T5">One to many – One horse can undergo many consultations</text:span></text:p>
        </text:list-item>
        <text:list-item>
          <text:p text:style-name="P12">Consultation to prescription – One to one – Only one consultation can illicit a prescription.</text:p>
        </text:list-item>
        <text:list-item>
          <text:p text:style-name="P12">Prescription to consultation - </text:p>
        </text:list-item>
      </text:list>
      <text:p text:style-name="P13"/>
      <text:p text:style-name="P14">(b)</text:p>
      <text:p text:style-name="P14"/>
      <text:p text:style-name="P15">Clinic:</text:p>
      <text:list text:style-name="L4">
        <text:list-item>
          <text:p text:style-name="P16">clinicNo – Primary key</text:p>
        </text:list-item>
        <text:list-item>
          <text:p text:style-name="P16">Address</text:p>
        </text:list-item>
        <text:list-item>
          <text:p text:style-name="P16">Phone number</text:p>
        </text:list-item>
        <text:list-item>
          <text:p text:style-name="P16">staffNo – Foreign Key – <text:span text:style-name="T6">Specified staff member managing the Clinic, assuming there is only one manager.</text:span></text:p>
        </text:list-item>
      </text:list>
      <text:p text:style-name="P15"/>
      <text:p text:style-name="P15">Staff:</text:p>
      <text:p text:style-name="P15"/>
      <text:p text:style-name="P14">staffNo – Primary Key </text:p>
      <text:p text:style-name="P17">clinicNo – Foreign Key – Where the staff member is located</text:p>
      <text:p text:style-name="P14">fName</text:p>
      <text:p text:style-name="P14">lName</text:p>
      <text:p text:style-name="P14">address</text:p>
      <text:p text:style-name="P14">DOB</text:p>
      <text:p text:style-name="P14">Salary</text:p>
      <text:p text:style-name="P14"><text:soft-page-break/>position – <text:span text:style-name="T6">(Manager is a specifically important position to identify for the connection to clinic</text:span></text:p>
      <text:p text:style-name="P15"/>
      <text:p text:style-name="P15">Owner:</text:p>
      <text:p text:style-name="P18">ownerNo – <text:span text:style-name="T6">Primary key</text:span></text:p>
      <text:p text:style-name="P18">fName</text:p>
      <text:p text:style-name="P18">lName</text:p>
      <text:p text:style-name="P18">telNo</text:p>
      <text:p text:style-name="P18">address</text:p>
      <text:p text:style-name="P18"/>
      <text:p text:style-name="P18"/>
      <text:p text:style-name="P15"/>
      <text:p text:style-name="P15">Horses:</text:p>
      <text:p text:style-name="P18"><text:span text:style-name="T7">horseID</text:span> – Primary key</text:p>
      <text:p text:style-name="P18">ownerNo – Foreign key </text:p>
      <text:p text:style-name="P17">clinicNo – Foreign key</text:p>
      <text:p text:style-name="P19">color</text:p>
      <text:p text:style-name="P19">horseName</text:p>
      <text:p text:style-name="P15"/>
      <text:p text:style-name="P15">Consultation:</text:p>
      <text:p text:style-name="P18">consultNo – <text:span text:style-name="T7">Primary key</text:span></text:p>
      <text:p text:style-name="P19">horseID – foreign key</text:p>
      <text:p text:style-name="P19"/>
      <text:p text:style-name="P20">Prescription – Bridge Table (Reduce many to many)</text:p>
      <text:p text:style-name="P20"/>
      <text:p text:style-name="P21">consultNo – Foreign key – Composite key 1</text:p>
      <text:p text:style-name="P21">treatmentNo – Foreign key Composite key 2</text:p>
      <text:p text:style-name="P19"/>
      <text:p text:style-name="P15">Treatments:</text:p>
      <text:p text:style-name="P18">treatmentNo – <text:span text:style-name="T7">Primary key</text:span></text:p>
      <text:p text:style-name="P21">success – My own attribute added to determine the nature of the treatment </text:p>
      <text:p text:style-name="P19"/>
      <text:p text:style-name="P19"/>
      <text:p text:style-name="P22">(c)</text:p>
      <text:section text:style-name="Sect1" text:name="Section1" text:protected="true">
        <text:section-source xlink:href="../../../../../Pictures/Screenshots/erdiagram.xcf"/>
        <text:p text:style-name="Text_20_body"/>
      </text:section>
      <text:p text:style-name="P22"/>
      <text:p text:style-name="P22"/>
      <text:p text:style-name="P22">(d)</text:p>
      <text:p text:style-name="P22"/>
      <text:list text:style-name="L5">
        <text:list-item>
          <text:p text:style-name="P23">From the information we were given previously about these tables, some of the tables may not be fully in BCNF. This is due to a quantity of many to many relationships. To resolve this we will have to implement some bridge tables, encompassed by bridge tables.</text:p>
        </text:list-item>
      </text:list>
      <text:p text:style-name="P22"><text:soft-page-break/>(e).</text:p>
      <text:p text:style-name="P22"/>
      <text:p text:style-name="P22">Create Code:</text:p>
      <text:p text:style-name="P22"/>
      <text:p text:style-name="P24">Creating the horseClinic Database</text:p>
      <text:p text:style-name="P22"/>
      <text:p text:style-name="P22"/>
      <text:p text:style-name="P25">Creating the Tables and their data:</text:p>
      <text:p text:style-name="P25"/>
      <text:p text:style-name="P25">Insertion Code:</text:p>
      <text:p text:style-name="P25"/>
      <text:p text:style-name="P25">Selection Code:</text:p>
      <text:p text:style-name="P25"/>
      <text:p text:style-name="P25"/>
      <text:p text:style-name="P22"/>
      <text:p text:style-name="P22"/>
      <text:p text:style-name="P26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20T09:20:32.613037710</dc:date>
    <meta:editing-duration>PT16H4M28S</meta:editing-duration>
    <meta:editing-cycles>14</meta:editing-cycles>
    <meta:generator>LibreOffice/24.8.3.2$Linux_X86_64 LibreOffice_project/480$Build-2</meta:generator>
    <meta:document-statistic meta:table-count="0" meta:image-count="0" meta:object-count="0" meta:page-count="4" meta:paragraph-count="89" meta:word-count="616" meta:character-count="3598" meta:non-whitespace-character-count="3055"/>
  </office:meta>
</office:document-meta>
</file>